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1e0696" officeooo:paragraph-rsid="001e0696" style:font-size-asian="14pt" style:font-size-complex="16pt"/>
    </style:style>
    <style:style style:name="P2" style:family="paragraph" style:parent-style-name="Standard">
      <style:text-properties fo:font-size="12pt" officeooo:rsid="001e0696" officeooo:paragraph-rsid="001e0696" style:font-size-asian="10.5pt" style:font-size-complex="12pt"/>
    </style:style>
    <style:style style:name="P3" style:family="paragraph" style:parent-style-name="Standard">
      <style:text-properties fo:font-size="12pt" officeooo:rsid="001ffc10" officeooo:paragraph-rsid="001ffc10" style:font-size-asian="10.5pt" style:font-size-complex="12pt"/>
    </style:style>
    <style:style style:name="P4" style:family="paragraph" style:parent-style-name="Standard">
      <style:text-properties fo:font-size="12pt" officeooo:rsid="002199af" officeooo:paragraph-rsid="002199af" style:font-size-asian="10.5pt" style:font-size-complex="12pt"/>
    </style:style>
    <style:style style:name="P5" style:family="paragraph" style:parent-style-name="Standard">
      <style:text-properties fo:font-size="12pt" officeooo:rsid="0022d03d" officeooo:paragraph-rsid="0022d03d" style:font-size-asian="10.5pt" style:font-size-complex="12pt"/>
    </style:style>
    <style:style style:name="P6" style:family="paragraph" style:parent-style-name="Standard">
      <style:text-properties fo:font-size="12pt" officeooo:rsid="0022d03d" officeooo:paragraph-rsid="0022d03d" style:font-size-asian="10.5pt" style:font-size-complex="12pt"/>
    </style:style>
    <style:style style:name="P7" style:family="paragraph" style:parent-style-name="Standard">
      <style:text-properties fo:font-size="12pt" officeooo:rsid="00235ec6" officeooo:paragraph-rsid="00235ec6" style:font-size-asian="10.5pt" style:font-size-complex="12pt"/>
    </style:style>
    <style:style style:name="P8" style:family="paragraph" style:parent-style-name="Standard">
      <style:text-properties fo:font-size="12pt" officeooo:rsid="00252431" officeooo:paragraph-rsid="00252431" style:font-size-asian="10.5pt" style:font-size-complex="12pt"/>
    </style:style>
    <style:style style:name="P9" style:family="paragraph" style:parent-style-name="Standard">
      <style:text-properties fo:font-size="12pt" officeooo:rsid="002648fc" officeooo:paragraph-rsid="002648fc" style:font-size-asian="10.5pt" style:font-size-complex="12pt"/>
    </style:style>
    <style:style style:name="P10" style:family="paragraph" style:parent-style-name="Standard">
      <style:text-properties fo:font-size="12pt" officeooo:rsid="002752ec" officeooo:paragraph-rsid="002752ec" style:font-size-asian="10.5pt" style:font-size-complex="12pt"/>
    </style:style>
    <style:style style:name="P11" style:family="paragraph" style:parent-style-name="Standard">
      <style:text-properties fo:font-size="12pt" officeooo:rsid="002807df" officeooo:paragraph-rsid="002807df" style:font-size-asian="10.5pt" style:font-size-complex="12pt"/>
    </style:style>
    <style:style style:name="P12" style:family="paragraph" style:parent-style-name="Standard">
      <style:text-properties fo:font-size="12pt" officeooo:rsid="0029e2fe" officeooo:paragraph-rsid="0029e2fe"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4:</text:p>
      <text:p text:style-name="P1"/>
      <text:p text:style-name="P2">4.1:</text:p>
      <text:p text:style-name="P2">HOME=/home/jantonioruiz </text:p>
      <text:p text:style-name="P2">XDG_SEAT=seat0 </text:p>
      <text:p text:style-name="P2">LANGUAGE=es:en </text:p>
      <text:p text:style-name="P2">GNOME_DESKTOP_SESSION_ID=this-is-deprecated </text:p>
      <text:p text:style-name="P2">LOGNAME=jantonioruiz </text:p>
      <text:p text:style-name="P2"/>
      <text:p text:style-name="P2">4.2:</text:p>
      <text:p text:style-name="P2">Al crear la variable local, al cambiar de bash se nos pierde. Por lo tanto hay que ejecutar:</text:p>
      <text:p text:style-name="P2">export NOMBRE=FS para que al cambiar de bash permanezca.</text:p>
      <text:p text:style-name="P2"/>
      <text:p text:style-name="P2">4.3:</text:p>
      <text:p text:style-name="P2">Lo que ocurre es que al quitar las comillas del final y ponerlas delante de la ejecucion del ls, va a realizar un echo del comando ls, por lo tanto nos va a mostrar el resultado del ls todo en una linea.</text:p>
      <text:p text:style-name="P2"/>
      <text:p text:style-name="P2">Si cambiamos las comillas dobles por unas comillas simples no se ejecuta el comando ya que las comillas simples implican que el texto que hay en su interior se lee totalmente literal, y por lo tanto muestra el texto dentro de las comillas simples como si fuera texto y no comando.</text:p>
      <text:p text:style-name="P2"/>
      <text:p text:style-name="P3">4.4</text:p>
      <text:p text:style-name="P3">Nos va a meter en la variable numero, +1 como texto, ya que no estamos indicando el expr y por lo tanto no recibe un dato numerico y como $numero no tiene valor, nos da ese resultado.</text:p>
      <text:p text:style-name="P3"/>
      <text:p text:style-name="P4">4.5:</text:p>
      <text:p text:style-name="P4">#!/bin/bash</text:p>
      <text:p text:style-name="P4"/>
      <text:p text:style-name="P4">echo “Hola $1”;</text:p>
      <text:p text:style-name="P4"/>
      <text:p text:style-name="P4"/>
      <text:p text:style-name="P4">4.6</text:p>
      <text:p text:style-name="P5">#!/bin/bash </text:p>
      <text:p text:style-name="P5"/>
      <text:p text:style-name="P5">if [ $# -ge 1 ] </text:p>
      <text:p text:style-name="P5"><text:s/>then </text:p>
      <text:p text:style-name="P5"/>
      <text:p text:style-name="P5"><text:tab/>for x in $* </text:p>
      <text:p text:style-name="P5"><text:tab/>do </text:p>
      <text:p text:style-name="P5"><text:tab/><text:tab/>echo "Hola $x" </text:p>
      <text:p text:style-name="P5"><text:tab/>done </text:p>
      <text:p text:style-name="P5">else </text:p>
      <text:p text:style-name="P5"><text:tab/>echo "No has metido campos" </text:p>
      <text:p text:style-name="P5">fi</text:p>
      <text:p text:style-name="P5"/>
      <text:p text:style-name="P5"/>
      <text:p text:style-name="P5"/>
      <text:p text:style-name="P5"/>
      <text:p text:style-name="P5"/>
      <text:p text:style-name="P5"/>
      <text:p text:style-name="P5"/>
      <text:p text:style-name="P5"/>
      <text:p text:style-name="P7"><text:soft-page-break/>4.7:</text:p>
      <text:p text:style-name="P7">jose@Jose-Ubuntu:~$ VAR1="hola"</text:p>
      <text:p text:style-name="P7">jose@Jose-Ubuntu:~$ VAR2="adios"</text:p>
      <text:p text:style-name="P7">jose@Jose-Ubuntu:~$ VAR3=14</text:p>
      <text:p text:style-name="P7"/>
      <text:p text:style-name="P8">a) printf "%-15s %-15s %-15d\n" $VAR1 $VAR2 $VAR3</text:p>
      <text:p text:style-name="P8">b) Son variables locales ya que las creamos directamente. Si nos vamos a otra bash no podremos actuar con ellas.</text:p>
      <text:p text:style-name="P8">c) unset VAR2</text:p>
      <text:p text:style-name="P8">d) No, ya que las variables siguen siendo locales por lo tanto no van a aparecer en otro terminal.</text:p>
      <text:p text:style-name="P8">e) vector=(hola adios 14)</text:p>
      <text:p text:style-name="P8">f) echo ${vector[1]}</text:p>
      <text:p text:style-name="P8"/>
      <text:p text:style-name="P8"/>
      <text:p text:style-name="P9">4,8:</text:p>
      <text:p text:style-name="P9"/>
      <text:p text:style-name="P9">alias ne='ls | wc -l'</text:p>
      <text:p text:style-name="P9">Para que realice lo mismo pero en el home del usuario que lo ejecuta seria: alias ne='ls ~ | wc -l'</text:p>
      <text:p text:style-name="P9"/>
      <text:p text:style-name="P9"/>
      <text:p text:style-name="P9">4.9:</text:p>
      <text:p text:style-name="P9">find ~/ -size -1</text:p>
      <text:p text:style-name="P9"/>
      <text:p text:style-name="P9">find ~/ -size -1 &gt; archivosP 2&gt;&amp;1</text:p>
      <text:p text:style-name="P9">mandaria tanto el resultado, como los errores al archivo.</text:p>
      <text:p text:style-name="P9"/>
      <text:p text:style-name="P10">4.10:</text:p>
      <text:p text:style-name="P10">grep -iw ejemplo ./*</text:p>
      <text:p text:style-name="P10"/>
      <text:p text:style-name="P10"/>
      <text:p text:style-name="P10">4.12</text:p>
      <text:p text:style-name="P10">cat /etc/passwd | grep -iw jose</text:p>
      <text:p text:style-name="P10"/>
      <text:p text:style-name="P10"/>
      <text:p text:style-name="P11">4.14</text:p>
      <text:p text:style-name="P12">#!/bin/bash</text:p>
      <text:p text:style-name="P12"></text:p>
      <text:p text:style-name="P12">if [ $# -ge 1 ]</text:p>
      <text:p text:style-name="P12">then</text:p>
      <text:p text:style-name="P12"><text:tab/>ls $1 | wc -l</text:p>
      <text:p text:style-name="P12"></text:p>
      <text:p text:style-name="P12">else</text:p>
      <text:p text:style-name="P12"><text:tab/>echo "Debes introducir un argumento en el comando."</text:p>
      <text:p text:style-name="P12">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2:33:56.203546838</meta:creation-date>
    <dc:date>2015-10-30T18:46:39.916803995</dc:date>
    <meta:editing-duration>PT1M57S</meta:editing-duration>
    <meta:editing-cycles>3</meta:editing-cycles>
    <meta:generator>LibreOffice/4.2.8.2$Linux_X86_64 LibreOffice_project/420m0$Build-2</meta:generator>
    <meta:document-statistic meta:table-count="0" meta:image-count="0" meta:object-count="0" meta:page-count="2" meta:paragraph-count="60" meta:word-count="346" meta:character-count="1924" meta:non-whitespace-character-count="1602"/>
  </office:meta>
</office:document-meta>
</file>